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16Validator.fieldNam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UTF16Validator.UTF16Validato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or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Validator.any( )</text:p>
          </table:table-cell>
          <table:table-cell office:value-type="float" office:value="81">
            <text:p text:style-name="Table_20_Contents">81</text:p>
          </table:table-cell>
          <table:table-cell office:value-type="float" office:value="75">
            <text:p text:style-name="Table_20_Contents">75</text:p>
          </table:table-cell>
          <table:table-cell office:value-type="float" office:value="204">
            <text:p text:style-name="Table_20_Contents">204</text:p>
          </table:table-cell>
        </table:table-row>
        <table:table-row>
          <table:table-cell office:value-type="string">
            <text:p text:style-name="Table_20_Contents">ReaderValid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.isSupportMul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alidator.fromUtf8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alidator.field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SONValidator.skip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InputStreamValidator.UTF8InputStreamValidator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erValidator.ReaderValidator( Read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F8Validator.UTF8Validator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Valid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Validator.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NValidator.from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alidator.isWhiteSpace( char 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Validator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aderValidato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TF8InputStreamValid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.setSupportMultiValue( boolean supportMulti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F8InputStreamValidato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SONValidator.from( String jso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alidator.fromUtf8( byte [ ] json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alid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TF16Valid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